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adornments="Condensed" style:font-family-generic="swiss" style:font-pitch="variable"/>
    <style:font-face style:name="Noto Sans1" svg:font-family="'Noto Sans'" style:font-adornments="Italic" style:font-family-generic="swiss" style:font-pitch="variable"/>
    <style:font-face style:name="Noto Serif" svg:font-family="'Noto Serif'" style:font-adornments="Regular" style:font-family-generic="roman" style:font-pitch="variable"/>
    <style:font-face style:name="Times New Roman" svg:font-family="'Times New Roman'" style:font-adornments="Negrita"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Body_20_Text">
      <style:text-properties officeooo:paragraph-rsid="0009b595"/>
    </style:style>
    <style:style style:name="P2" style:family="paragraph" style:parent-style-name="Body_20_Text">
      <style:text-properties officeooo:rsid="0009b595" officeooo:paragraph-rsid="0009b595"/>
    </style:style>
    <style:style style:name="P3" style:family="paragraph" style:parent-style-name="Body_20_Text_20_First_20_Indent">
      <style:text-properties officeooo:rsid="0860fda1" officeooo:paragraph-rsid="0009b595"/>
    </style:style>
    <style:style style:name="P4" style:family="paragraph" style:parent-style-name="Body_20_Text_20_First_20_Indent">
      <style:text-properties officeooo:rsid="0009b595" officeooo:paragraph-rsid="0009b595"/>
    </style:style>
    <style:style style:name="P5" style:family="paragraph" style:parent-style-name="Body_20_Text_20_First_20_Indent" style:list-style-name="L1">
      <style:text-properties officeooo:rsid="0009b595" officeooo:paragraph-rsid="0009b595"/>
    </style:style>
    <style:style style:name="P6" style:family="paragraph" style:parent-style-name="Heading_20_1" style:master-page-name="First_20_Page">
      <style:paragraph-properties style:page-number="auto"/>
      <style:text-properties officeooo:rsid="0009b595" officeooo:paragraph-rsid="0009b595"/>
    </style:style>
    <style:style style:name="P7" style:family="paragraph" style:parent-style-name="Heading_20_2">
      <style:text-properties officeooo:rsid="0009b595" officeooo:paragraph-rsid="0009b59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start text:name="__RefHeading___Toc191981_2583406580"/>Movimientos<text:bookmark-end text:name="__RefHeading___Toc191981_2583406580"/></text:h>
      <text:p text:style-name="P1"/>
      <text:p text:style-name="P4">Vamos a distinguir diferentes tipos de movimientos en función de su naturaleza</text:p>
      <text:p text:style-name="P4"/>
      <text:list xml:id="list2593251955" text:style-name="L1">
        <text:list-item>
          <text:p text:style-name="P5">Fijos</text:p>
        </text:list-item>
        <text:list-item>
          <text:p text:style-name="P5">Variables</text:p>
        </text:list-item>
        <text:list-item>
          <text:p text:style-name="P5">Repetitivos</text:p>
        </text:list-item>
        <text:list-item>
          <text:p text:style-name="P5">Amortizables</text:p>
        </text:list-item>
        <text:list-item>
          <text:p text:style-name="P5">Extraordinarios</text:p>
        </text:list-item>
        <text:list-item>
          <text:p text:style-name="P5">Imprevistos</text:p>
        </text:list-item>
      </text:list>
      <text:p text:style-name="P3">Aqui describimos los conceptos generales</text:p>
      <text:p text:style-name="P3"/>
      <text:h text:style-name="P7" text:outline-level="2">Fijos</text:h>
      <text:p text:style-name="P2">Los gastos fijos son los que necesitamos que hacer siempre independientemente de . Por ejemplo, hipoteca, luz, agua, etc.</text:p>
      <text:p text:style-name="P4"/>
      <text:h text:style-name="P7" text:outline-level="2">Variables</text:h>
      <text:p text:style-name="P2">Los que tambien tenemos que asumir para el dia a dia pero sobre los que tenemos cierto margen de maniobra, por ejemplo, comida</text:p>
      <text:h text:style-name="P7" text:outline-level="2">Extraordinarios</text:h>
      <text:p text:style-name="P2">Estos serían gastos variables que no se realizan de manera periodica, como su nombre indica, extraordinarios.</text:p>
      <text:p text:style-name="P4">Por ejemplo, los gastos de comida son gastos variables, pero un día decidimos “darnos un homenaje”, este gasto se contabilizara como gastos de comida, ofreciendo una desviación del gasto, digamos, normal.</text:p>
      <text:p text:style-name="P4"/>
      <text:h text:style-name="P7" text:outline-level="2">Repetitivos</text:h>
      <text:p text:style-name="P2">Gastos que se realizan repetidamente pero de manera no periodica, cuando se acaba el bien, se repone.</text:p>
      <text:p text:style-name="P4">Por ejemplo: tabaco, cafe. Cuando se acaba, se compra.</text:p>
      <text:p text:style-name="P4">Este concepto se utilizará para conocer el gasto diario de esos insumos</text:p>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adornments="Condensed" style:font-family-generic="swiss" style:font-pitch="variable"/>
    <style:font-face style:name="Noto Sans1" svg:font-family="'Noto Sans'" style:font-adornments="Italic" style:font-family-generic="swiss" style:font-pitch="variable"/>
    <style:font-face style:name="Noto Serif" svg:font-family="'Noto Serif'" style:font-adornments="Regular" style:font-family-generic="roman" style:font-pitch="variable"/>
    <style:font-face style:name="Times New Roman" svg:font-family="'Times New Roman'" style:font-adornments="Negrita"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next-style-name="Normal_20_first_20_Indent" style:class="text" style:master-page-name="">
      <style:paragraph-properties fo:margin-left="0cm" fo:margin-right="0cm" fo:margin-top="0cm" fo:margin-bottom="0.051cm" style:contextual-spacing="false" fo:line-height="100%" fo:text-align="justify" style:justify-single-word="false" fo:hyphenation-ladder-count="no-limit" fo:text-indent="0cm" style:auto-text-indent="false" style:page-number="auto"/>
      <style:text-properties style:use-window-font-color="true" loext:opacity="0%" style:font-name="Arial" fo:font-family="Arial" style:font-style-name="Normal" style:font-family-generic="swiss" style:font-pitch="variable" fo:font-size="10pt" fo:language="es" fo:country="ES" style:font-name-complex="Times New Roman1"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4" loext:hyphenation-zone="no-limit"/>
    </style:style>
    <style:style style:name="Normal_20_first_20_Indent" style:display-name="Normal first Indent" style:family="paragraph" style:parent-style-name="Normal" style:master-page-name="">
      <style:paragraph-properties fo:margin-left="0cm" fo:margin-right="0cm" fo:margin-top="0cm" fo:margin-bottom="0.051cm" style:contextual-spacing="false" fo:text-align="justify" style:justify-single-word="false" fo:hyphenation-ladder-count="no-limit" fo:text-indent="0.508cm" style:auto-text-indent="false" style:page-number="auto"/>
      <style:text-properties style:font-name-complex="Noto Serif"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Body_20_Text" style:display-name="Body Text" style:family="paragraph" style:parent-style-name="Normal" style:next-style-name="Body_20_Text_20_First_20_Indent" style:master-page-name="">
      <style:paragraph-properties fo:margin-top="0.152cm" fo:margin-bottom="0.254cm" style:contextual-spacing="false" fo:text-align="justify" style:justify-single-word="false" fo:hyphenation-ladder-count="no-limit" style:page-number="auto"/>
      <style:text-properties style:use-window-font-color="true" loext:opacity="0%" style:font-name="Noto Serif" fo:font-family="'Noto Serif'" style:font-style-name="Regular" style:font-family-generic="roman" style:font-pitch="variable" fo:language="en" fo:country="US" style:font-name-complex="Noto Serif"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Body_20_Text_20_First_20_Indent" style:display-name="Body Text First Indent" style:family="paragraph" style:parent-style-name="Normal" style:master-page-name="">
      <style:paragraph-properties fo:margin-left="0cm" fo:margin-right="0cm" fo:margin-top="0cm" fo:margin-bottom="0.254cm" style:contextual-spacing="false" fo:text-align="justify" style:justify-single-word="false" fo:hyphenation-ladder-count="no-limit" fo:text-indent="0cm" style:auto-text-indent="false" style:page-number="auto"/>
      <style:text-properties fo:language="en" fo:country="US" style:font-name-complex="Noto Serif"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Heading_20_Font" style:display-name="Heading Font" style:family="paragraph">
      <style:text-properties style:font-name="Noto Sans" fo:font-family="'Noto Sans'" style:font-style-name="Condensed" style:font-family-generic="swiss" style:font-pitch="variable"/>
    </style:style>
    <style:style style:name="Heading_20_1" style:display-name="Heading 1" style:family="paragraph" style:parent-style-name="Heading_20_Font" style:next-style-name="Normal" style:default-outline-level="1" style:class="text" style:master-page-name="Standard">
      <style:paragraph-properties fo:margin-top="0cm" fo:margin-bottom="0cm" style:contextual-spacing="false" fo:text-align="start" style:justify-single-word="false" style:page-number="auto" fo:break-before="auto" fo:break-after="auto" fo:padding="0.051cm" fo:border="none" style:shadow="none" fo:keep-with-next="always">
        <style:tab-stops/>
      </style:paragraph-properties>
      <style:text-properties fo:font-variant="normal" fo:text-transform="none" style:text-outline="false" style:font-name="Times New Roman" fo:font-family="'Times New Roman'" style:font-style-name="Negrita" style:font-family-generic="roman" style:font-pitch="variable" fo:font-size="20pt" fo:language="es" fo:country="ES" fo:font-style="normal" fo:font-weight="bold"/>
    </style:style>
    <style:style style:name="Heading_20_2" style:display-name="Heading 2" style:family="paragraph" style:parent-style-name="Normal" style:next-style-name="Body_20_Text" style:default-outline-level="2" style:class="text" style:master-page-name="">
      <style:paragraph-properties fo:margin-top="0.349cm" fo:margin-bottom="0.25cm" style:contextual-spacing="false" fo:text-align="start" style:justify-single-word="false" style:page-number="auto" fo:padding="0cm" fo:border="none" fo:keep-with-next="always"/>
      <style:text-properties fo:text-transform="capitalize" fo:color="#2a6099" loext:opacity="100%" style:font-name="Noto Sans1" fo:font-family="'Noto Sans'" style:font-style-name="Italic" style:font-family-generic="swiss" style:font-pitch="variable" fo:font-size="14pt" fo:font-style="italic" fo:font-weight="bold" officeooo:rsid="00354481"/>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59cm" fo:page-height="27.94cm" style:num-format="1" style:print-orientation="portrait" fo:margin-top="0.889cm" fo:margin-bottom="0.889cm" fo:margin-left="1.6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Copyright"/>
    <style:master-page style:name="Copyright"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8T13:26:13.522000000</meta:creation-date>
    <dc:date>2023-02-18T13:36:22.168000000</dc:date>
    <meta:editing-duration>PT10M8S</meta:editing-duration>
    <meta:editing-cycles>1</meta:editing-cycles>
    <meta:document-statistic meta:table-count="0" meta:image-count="0" meta:object-count="0" meta:page-count="1" meta:paragraph-count="20" meta:word-count="162" meta:character-count="1031" meta:non-whitespace-character-count="896"/>
    <meta:generator>LibreOffice/7.4.0.3$Windows_X86_64 LibreOffice_project/f85e47c08ddd19c015c0114a68350214f7066f5a</meta:generator>
  </office:meta>
</office:document-meta>
</file>